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6e53" officeooo:paragraph-rsid="00096e53"/>
    </style:style>
    <style:style style:name="P2" style:family="paragraph" style:parent-style-name="Standard">
      <style:text-properties fo:color="#ce9178" style:font-name="Droid Sans Mono" fo:font-size="10.5pt" fo:font-weight="normal" officeooo:rsid="00096e53" officeooo:paragraph-rsid="00096e53" fo:background-color="#1e1e1e"/>
    </style:style>
    <style:style style:name="P3" style:family="paragraph" style:parent-style-name="Standard">
      <style:text-properties fo:color="#ce9178" style:font-name="Droid Sans Mono" fo:font-size="10.5pt" fo:font-weight="normal" officeooo:rsid="000adf05" officeooo:paragraph-rsid="000adf05" fo:background-color="#1e1e1e"/>
    </style:style>
    <style:style style:name="P4" style:family="paragraph" style:parent-style-name="Standard">
      <style:text-properties officeooo:rsid="000adf05" officeooo:paragraph-rsid="000adf05"/>
    </style:style>
    <style:style style:name="P5" style:family="paragraph" style:parent-style-name="Standard">
      <style:text-properties officeooo:rsid="00096e53" officeooo:paragraph-rsid="00096e53"/>
    </style:style>
    <style:style style:name="P6" style:family="paragraph" style:parent-style-name="Standard">
      <style:text-properties officeooo:paragraph-rsid="00096e53"/>
    </style:style>
    <style:style style:name="P7" style:family="paragraph">
      <loext:graphic-properties draw:fill-color="#ffd428"/>
      <style:paragraph-properties fo:text-align="center"/>
    </style:style>
    <style:style style:name="P8" style:family="paragraph">
      <loext:graphic-properties draw:fill-color="#b85c00"/>
      <style:paragraph-properties fo:text-align="center"/>
    </style:style>
    <style:style style:name="P9" style:family="paragraph">
      <loext:graphic-properties draw:fill-color="#808080"/>
      <style:paragraph-properties fo:text-align="center"/>
    </style:style>
    <style:style style:name="P10" style:family="paragraph">
      <loext:graphic-properties draw:fill-color="#7b3d00"/>
    </style:style>
    <style:style style:name="T1" style:family="text">
      <style:text-properties officeooo:rsid="00096e53"/>
    </style:style>
    <style:style style:name="T2" style:family="text">
      <style:text-properties officeooo:rsid="000ca2dd"/>
    </style:style>
    <style:style style:name="T3" style:family="text">
      <style:text-properties officeooo:rsid="000d94f0"/>
    </style:style>
    <style:style style:name="gr1" style:family="graphic">
      <style:graphic-properties draw:fill-color="#ffd428" draw:textarea-horizontal-align="justify" draw:textarea-vertical-align="middle" draw:auto-grow-height="false" fo:min-height="0.2709in" fo:min-width="0.27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b85c00" draw:textarea-horizontal-align="justify" draw:textarea-vertical-align="middle" draw:auto-grow-height="false" fo:min-height="0.2398in" fo:min-width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808080" draw:textarea-horizontal-align="justify" draw:textarea-vertical-align="middle" draw:auto-grow-height="false" fo:min-height="0.2189in" fo:min-width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7b3d00" draw:textarea-horizontal-align="justify" draw:textarea-vertical-align="middle" draw:auto-grow-height="false" fo:min-height="1.0937in" fo:min-width="5.5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ndingPage</text:p>
      <text:p text:style-name="P2"/>
      <text:p text:style-name="P1"/>
      <text:p text:style-name="P1"><text:tab/><text:tab/><text:tab/><text:tab/><text:tab/><text:span text:style-name="T2">WELCOME!</text:span></text:p>
      <text:p text:style-name="P1"/>
      <text:p text:style-name="Standard"/>
      <text:p text:style-name="Standard"><text:tab/><text:tab/><text:tab/><text:tab/><text:span text:style-name="T1">HOW TO PLAY?</text:span></text:p>
      <text:p text:style-name="Standard"/>
      <text:p text:style-name="P1">Each tool can collect a different element such as:</text:p>
      <text:p text:style-name="P1"/>
      <text:p text:style-name="P1">axa &gt; tree <text:s/>shovel <text:s/>&gt; ground <text:s/>hoe &gt; stone</text:p>
      <text:p text:style-name="P1"/>
      <text:p text:style-name="P1">collect your elemrnts and place them as you wish:</text:p>
      <text:p text:style-name="P1"/>
      <text:p text:style-name="P1">note! Tou can carry only 5 elements with you.</text:p>
      <text:p text:style-name="P1"/>
      <text:p text:style-name="P6"><text:span text:style-name="T1"><text:tab/><text:tab/></text:span><text:span text:style-name="T3">MINECRAFT =GOLD EDITION</text:span></text:p>
      <text:p text:style-name="P1"/>
      <text:p text:style-name="P3">The word</text:p>
      <text:p text:style-name="P1"/>
      <text:p text:style-name="P1"/>
      <text:p text:style-name="P4">fixed word (to ninja change it)</text:p>
      <text:p text:style-name="P4">do a matrix to create the world</text:p>
      <text:p text:style-name="P4"/>
      <text:p text:style-name="P4"><draw:custom-shape text:anchor-type="paragraph" draw:z-index="19" draw:name="Shape4_3" draw:style-name="gr1" draw:text-style-name="P7" svg:width="0.2713in" svg:height="0.2713in" svg:x="3.7528in" svg:y="0.0898in"><text:p/><draw:enhanced-geometry svg:viewBox="0 0 21600 21600" draw:type="rectangle" draw:enhanced-path="M 0 0 L 21600 0 21600 21600 0 21600 0 0 Z N"/></draw:custom-shape><draw:custom-shape text:anchor-type="paragraph" draw:z-index="18" draw:name="Shape4_2" draw:style-name="gr1" draw:text-style-name="P7" svg:width="0.2713in" svg:height="0.2713in" svg:x="4.0236in" svg:y="0.0898in"><text:p/><draw:enhanced-geometry svg:viewBox="0 0 21600 21600" draw:type="rectangle" draw:enhanced-path="M 0 0 L 21600 0 21600 21600 0 21600 0 0 Z N"/></draw:custom-shape><draw:custom-shape text:anchor-type="paragraph" draw:z-index="17" draw:name="Shape4_1" draw:style-name="gr1" draw:text-style-name="P7" svg:width="0.2713in" svg:height="0.2713in" svg:x="4.2945in" svg:y="0.0898in"><text:p/><draw:enhanced-geometry svg:viewBox="0 0 21600 21600" draw:type="rectangle" draw:enhanced-path="M 0 0 L 21600 0 21600 21600 0 21600 0 0 Z N"/></draw:custom-shape>in the side ht tool-bar </text:p>
      <text:p text:style-name="P4"><draw:custom-shape text:anchor-type="paragraph" draw:z-index="22" draw:name="Shape4_6" draw:style-name="gr1" draw:text-style-name="P7" svg:width="0.2713in" svg:height="0.2713in" svg:x="3.7528in" svg:y="0.1689in"><text:p/><draw:enhanced-geometry svg:viewBox="0 0 21600 21600" draw:type="rectangle" draw:enhanced-path="M 0 0 L 21600 0 21600 21600 0 21600 0 0 Z N"/></draw:custom-shape><draw:custom-shape text:anchor-type="paragraph" draw:z-index="21" draw:name="Shape4_5" draw:style-name="gr1" draw:text-style-name="P7" svg:width="0.2713in" svg:height="0.2713in" svg:x="4.0236in" svg:y="0.1689in"><text:p/><draw:enhanced-geometry svg:viewBox="0 0 21600 21600" draw:type="rectangle" draw:enhanced-path="M 0 0 L 21600 0 21600 21600 0 21600 0 0 Z N"/></draw:custom-shape><draw:custom-shape text:anchor-type="paragraph" draw:z-index="20" draw:name="Shape4_4" draw:style-name="gr1" draw:text-style-name="P7" svg:width="0.2713in" svg:height="0.2713in" svg:x="4.2945in" svg:y="0.1689in"><text:p/><draw:enhanced-geometry svg:viewBox="0 0 21600 21600" draw:type="rectangle" draw:enhanced-path="M 0 0 L 21600 0 21600 21600 0 21600 0 0 Z N"/></draw:custom-shape>5 cubes to collect</text:p>
      <text:p text:style-name="P4"/>
      <text:p text:style-name="P4"><draw:custom-shape text:anchor-type="paragraph" draw:z-index="15" draw:name="Shape4" draw:style-name="gr1" draw:text-style-name="P7" svg:width="0.2713in" svg:height="0.2713in" svg:x="4.0236in" svg:y="0.0563in"><text:p/><draw:enhanced-geometry svg:viewBox="0 0 21600 21600" draw:type="rectangle" draw:enhanced-path="M 0 0 L 21600 0 21600 21600 0 21600 0 0 Z N"/></draw:custom-shape><draw:custom-shape text:anchor-type="paragraph" draw:z-index="16" draw:name="Shape4_0" draw:style-name="gr1" draw:text-style-name="P7" svg:width="0.2713in" svg:height="0.2713in" svg:x="4.0236in" svg:y="0.0563in"><text:p/><draw:enhanced-geometry svg:viewBox="0 0 21600 21600" draw:type="rectangle" draw:enhanced-path="M 0 0 L 21600 0 21600 21600 0 21600 0 0 Z N"/></draw:custom-shape><draw:custom-shape text:anchor-type="paragraph" draw:z-index="23" draw:name="Shape4_7" draw:style-name="gr1" draw:text-style-name="P7" svg:width="0.2713in" svg:height="0.2713in" svg:x="4.2945in" svg:y="0.0563in"><text:p/><draw:enhanced-geometry svg:viewBox="0 0 21600 21600" draw:type="rectangle" draw:enhanced-path="M 0 0 L 21600 0 21600 21600 0 21600 0 0 Z N"/></draw:custom-shape><draw:custom-shape text:anchor-type="paragraph" draw:z-index="24" draw:name="Shape4_8" draw:style-name="gr1" draw:text-style-name="P7" svg:width="0.2713in" svg:height="0.2713in" svg:x="3.7528in" svg:y="0.0563in"><text:p/><draw:enhanced-geometry svg:viewBox="0 0 21600 21600" draw:type="rectangle" draw:enhanced-path="M 0 0 L 21600 0 21600 21600 0 21600 0 0 Z N"/></draw:custom-shape>and reset button</text:p>
      <text:p text:style-name="P4"><draw:custom-shape text:anchor-type="paragraph" draw:z-index="12" draw:name="Shape3_0" draw:style-name="gr2" draw:text-style-name="P8" svg:width="0.2398in" svg:height="0.2398in" svg:x="4.0236in" svg:y="0.1354in"><text:p/><draw:enhanced-geometry svg:viewBox="0 0 21600 21600" draw:type="rectangle" draw:enhanced-path="M 0 0 L 21600 0 21600 21600 0 21600 0 0 Z N"/></draw:custom-shape>(can add a reset button to go back to landpage</text:p>
      <text:p text:style-name="P1"><draw:custom-shape text:anchor-type="paragraph" draw:z-index="13" draw:name="Shape3_1" draw:style-name="gr2" draw:text-style-name="P8" svg:width="0.2398in" svg:height="0.2398in" svg:x="4.0236in" svg:y="0.1835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8" draw:name="Shape2_6" draw:style-name="gr3" draw:text-style-name="P9" svg:width="0.2189in" svg:height="0.2189in" svg:x="1.1071in" svg:y="0.05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2" draw:name="Shape2_0" draw:style-name="gr3" draw:text-style-name="P9" svg:width="0.2189in" svg:height="0.2189in" svg:x="1.0134in" svg:y="0.0772in"><text:p/><draw:enhanced-geometry svg:viewBox="0 0 21600 21600" draw:type="rectangle" draw:enhanced-path="M 0 0 L 21600 0 21600 21600 0 21600 0 0 Z N"/></draw:custom-shape><draw:custom-shape text:anchor-type="paragraph" draw:z-index="9" draw:name="Shape2_7" draw:style-name="gr3" draw:text-style-name="P9" svg:width="0.2189in" svg:height="0.2189in" svg:x="1.2319in" svg:y="0.0772in"><text:p/><draw:enhanced-geometry svg:viewBox="0 0 21600 21600" draw:type="rectangle" draw:enhanced-path="M 0 0 L 21600 0 21600 21600 0 21600 0 0 Z N"/></draw:custom-shape><draw:custom-shape text:anchor-type="paragraph" draw:z-index="14" draw:name="Shape3_2" draw:style-name="gr2" draw:text-style-name="P8" svg:width="0.2398in" svg:height="0.2398in" svg:x="4.0236in" svg:y="0.0398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1" draw:name="Shape2" draw:style-name="gr3" draw:text-style-name="P9" svg:width="0.2189in" svg:height="0.2189in" svg:x="1.0862in" svg:y="0.1043in"><text:p/><draw:enhanced-geometry svg:viewBox="0 0 21600 21600" draw:type="rectangle" draw:enhanced-path="M 0 0 L 21600 0 21600 21600 0 21600 0 0 Z N"/></draw:custom-shape><draw:custom-shape text:anchor-type="paragraph" draw:z-index="3" draw:name="Shape2_1" draw:style-name="gr3" draw:text-style-name="P9" svg:width="0.2189in" svg:height="0.2189in" svg:x="0.8673in" svg:y="0.1043in"><text:p/><draw:enhanced-geometry svg:viewBox="0 0 21600 21600" draw:type="rectangle" draw:enhanced-path="M 0 0 L 21600 0 21600 21600 0 21600 0 0 Z N"/></draw:custom-shape><draw:custom-shape text:anchor-type="paragraph" draw:z-index="4" draw:name="Shape2_2" draw:style-name="gr3" draw:text-style-name="P9" svg:width="0.2189in" svg:height="0.2189in" svg:x="1.0862in" svg:y="0.1043in"><text:p/><draw:enhanced-geometry svg:viewBox="0 0 21600 21600" draw:type="rectangle" draw:enhanced-path="M 0 0 L 21600 0 21600 21600 0 21600 0 0 Z N"/></draw:custom-shape><draw:custom-shape text:anchor-type="paragraph" draw:z-index="5" draw:name="Shape2_3" draw:style-name="gr3" draw:text-style-name="P9" svg:width="0.2189in" svg:height="0.2189in" svg:x="1.0862in" svg:y="0.1043in"><text:p/><draw:enhanced-geometry svg:viewBox="0 0 21600 21600" draw:type="rectangle" draw:enhanced-path="M 0 0 L 21600 0 21600 21600 0 21600 0 0 Z N"/></draw:custom-shape><draw:custom-shape text:anchor-type="paragraph" draw:z-index="6" draw:name="Shape2_4" draw:style-name="gr3" draw:text-style-name="P9" svg:width="0.2189in" svg:height="0.2189in" svg:x="1.0862in" svg:y="0.1043in"><text:p/><draw:enhanced-geometry svg:viewBox="0 0 21600 21600" draw:type="rectangle" draw:enhanced-path="M 0 0 L 21600 0 21600 21600 0 21600 0 0 Z N"/></draw:custom-shape><draw:custom-shape text:anchor-type="paragraph" draw:z-index="7" draw:name="Shape2_5" draw:style-name="gr3" draw:text-style-name="P9" svg:width="0.2189in" svg:height="0.2189in" svg:x="1.0862in" svg:y="0.1043in"><text:p/><draw:enhanced-geometry svg:viewBox="0 0 21600 21600" draw:type="rectangle" draw:enhanced-path="M 0 0 L 21600 0 21600 21600 0 21600 0 0 Z N"/></draw:custom-shape><draw:custom-shape text:anchor-type="paragraph" draw:z-index="10" draw:name="Shape2_8" draw:style-name="gr3" draw:text-style-name="P9" svg:width="0.2189in" svg:height="0.2189in" svg:x="1.3047in" svg:y="0.1043in"><text:p/><draw:enhanced-geometry svg:viewBox="0 0 21600 21600" draw:type="rectangle" draw:enhanced-path="M 0 0 L 21600 0 21600 21600 0 21600 0 0 Z N"/></draw:custom-shape><draw:custom-shape text:anchor-type="paragraph" draw:z-index="11" draw:name="Shape3" draw:style-name="gr2" draw:text-style-name="P8" svg:width="0.2398in" svg:height="0.2398in" svg:x="4.0236in" svg:y="0.0874in"><text:p/><draw:enhanced-geometry svg:viewBox="0 0 21600 21600" draw:type="rectangle" draw:enhanced-path="M 0 0 L 21600 0 21600 21600 0 21600 0 0 Z N"/></draw:custom-shape></text:p>
      <text:p text:style-name="P1"><draw:custom-shape text:anchor-type="paragraph" draw:z-index="0" draw:name="Shape1" draw:style-name="gr4" draw:text-style-name="P10" svg:width="5.5941in" svg:height="1.0941in" svg:x="0.4717in" svg:y="0.1311in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7:36:02.052487723</meta:creation-date>
    <dc:date>2021-02-25T19:08:33.307694173</dc:date>
    <meta:editing-duration>PT14M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81" meta:character-count="424" meta:non-whitespace-character-count="343"/>
  </office:meta>
</office:document-meta>
</file>